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536f" officeooo:paragraph-rsid="00165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fasfsgs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5T16:14:46.716742074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6.2$Linux_X86_64 LibreOffice_project/10m0$Build-2</meta:generator>
  </office:meta>
</office:document-meta>
</file>